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128.1pt"/>
    </style:style>
    <style:style style:name="co7" style:family="table-column">
      <style:table-column-properties fo:break-before="auto" style:column-width="44.76pt"/>
    </style:style>
    <style:style style:name="co8" style:family="table-column">
      <style:table-column-properties fo:break-before="auto" style:column-width="99.55pt"/>
    </style:style>
    <style:style style:name="co9" style:family="table-column">
      <style:table-column-properties fo:break-before="auto" style:column-width="129.66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87.19pt"/>
    </style:style>
    <style:style style:name="co12" style:family="table-column">
      <style:table-column-properties fo:break-before="auto" style:column-width="92.61pt"/>
    </style:style>
    <style:style style:name="co13" style:family="table-column">
      <style:table-column-properties fo:break-before="auto" style:column-width="102.64pt"/>
    </style:style>
    <style:style style:name="co14" style:family="table-column">
      <style:table-column-properties fo:break-before="auto" style:column-width="101.91pt"/>
    </style:style>
    <style:style style:name="co15" style:family="table-column">
      <style:table-column-properties fo:break-before="auto" style:column-width="96.46pt"/>
    </style:style>
    <style:style style:name="co16" style:family="table-column">
      <style:table-column-properties fo:break-before="auto" style:column-width="77.95pt"/>
    </style:style>
    <style:style style:name="co17" style:family="table-column">
      <style:table-column-properties fo:break-before="auto" style:column-width="104.2pt"/>
    </style:style>
    <style:style style:name="co18" style:family="table-column">
      <style:table-column-properties fo:break-before="auto" style:column-width="119.65pt"/>
    </style:style>
    <style:style style:name="co19" style:family="table-column">
      <style:table-column-properties fo:break-before="auto" style:column-width="74.1pt"/>
    </style:style>
    <style:style style:name="co20" style:family="table-column">
      <style:table-column-properties fo:break-before="auto" style:column-width="106.5pt"/>
    </style:style>
    <style:style style:name="co21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Computer Science (KDD Cup)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Homogeneous Authors: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Greater East Asian</text:p>
          </table:table-cell>
          <table:table-cell office:value-type="string" calcext:value-type="string">
            <text:p>East Asian</text:p>
          </table:table-cell>
          <table:table-cell/>
          <table:table-cell table:formula="of:=SUM([.A3:.A5])/(SUM([.$A$3:.$A$5])+SUM([.$A$19:.$A$21])) *100" office:value-type="float" office:value="56.0791705937795" calcext:value-type="float">
            <text:p>56.0791705938</text:p>
          </table:table-cell>
          <table:table-cell office:value-type="string" calcext:value-type="string">
            <text:p>Asian</text:p>
          </table:table-cell>
          <table:table-cell table:formula="of:=SUM([.A3:.A4])/(SUM([.A3:.A4])+SUM([.A19:.A20]))*100" office:value-type="float" office:value="63.3785450061652" calcext:value-type="float">
            <text:p>63.3785450062</text:p>
          </table:table-cell>
          <table:table-cell office:value-type="string" calcext:value-type="string">
            <text:p>Greater East Asian</text:p>
          </table:table-cell>
          <table:table-cell table:formula="of:=[.A3]/([.$A$3]+[.$A$19])*100" office:value-type="float" office:value="64.8477157360406" calcext:value-type="float">
            <text:p>64.847715736</text:p>
          </table:table-cell>
          <table:table-cell office:value-type="string" calcext:value-type="string">
            <text:p>East Asi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Greater East Asian</text:p>
          </table:table-cell>
          <table:table-cell office:value-type="string" calcext:value-type="string">
            <text:p>Japanese</text:p>
          </table:table-cell>
          <table:table-cell table:number-columns-repeated="5"/>
          <table:table-cell table:formula="of:=[.A4]/([.$A$4]+[.$A$20])*100" office:value-type="float" office:value="13.0434782608696" calcext:value-type="float">
            <text:p>13.0434782609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Indian Sub Continent</text:p>
          </table:table-cell>
          <table:table-cell table:number-columns-repeated="4"/>
          <table:table-cell table:formula="of:=[.A5]/([.A5]+[.A21])*100" office:value-type="float" office:value="32.4" calcext:value-type="float">
            <text:p>32.4</text:p>
          </table:table-cell>
          <table:table-cell office:value-type="string" calcext:value-type="string">
            <text:p>Indian Sub Continen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ater African</text:p>
          </table:table-cell>
          <table:table-cell office:value-type="string" calcext:value-type="string">
            <text:p>Africans</text:p>
          </table:table-cell>
          <table:table-cell table:number-columns-repeated="2"/>
          <table:table-cell table:formula="of:=SUM([.A6:.A7])/(SUM([.A6:.A7])+SUM([.A22:.A23])) *100" office:value-type="float" office:value="7.2289156626506" calcext:value-type="float">
            <text:p>7.2289156627</text:p>
          </table:table-cell>
          <table:table-cell office:value-type="string" calcext:value-type="string">
            <text:p>Greater African</text:p>
          </table:table-cell>
          <table:table-cell table:formula="of:=[.A6]/([.A6]+[.A22])*100" office:value-type="float" office:value="10" calcext:value-type="float">
            <text:p>10</text:p>
          </table:table-cell>
          <table:table-cell office:value-type="string" calcext:value-type="string">
            <text:p>African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ater African</text:p>
          </table:table-cell>
          <table:table-cell office:value-type="string" calcext:value-type="string">
            <text:p>Muslim</text:p>
          </table:table-cell>
          <table:table-cell table:number-columns-repeated="4"/>
          <table:table-cell table:formula="of:=[.A7]/([.A7]+[.A23])*100" office:value-type="float" office:value="6.34920634920635" calcext:value-type="float">
            <text:p>6.3492063492</text:p>
          </table:table-cell>
          <table:table-cell office:value-type="string" calcext:value-type="string">
            <text:p>Muslim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British</text:p>
          </table:table-cell>
          <table:table-cell table:number-columns-repeated="2"/>
          <table:table-cell table:formula="of:=SUM([.A8:.A14])/(SUM([.A8:.A14])+SUM([.A24:.A31])) *100" office:value-type="float" office:value="19.6836555360281" calcext:value-type="float">
            <text:p>19.683655536</text:p>
          </table:table-cell>
          <table:table-cell office:value-type="string" calcext:value-type="string">
            <text:p>Greater European</text:p>
          </table:table-cell>
          <table:table-cell table:formula="of:=[.A8]/([.A8]+[.A24])*100" office:value-type="float" office:value="28.9655172413793" calcext:value-type="float">
            <text:p>28.9655172414</text:p>
          </table:table-cell>
          <table:table-cell office:value-type="string" calcext:value-type="string">
            <text:p>Britis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East European</text:p>
          </table:table-cell>
          <table:table-cell table:number-columns-repeated="4"/>
          <table:table-cell table:formula="of:=[.A9]/([.A9]+[.A25])*100" office:value-type="float" office:value="6.77966101694915" calcext:value-type="float">
            <text:p>6.7796610169</text:p>
          </table:table-cell>
          <table:table-cell office:value-type="string" calcext:value-type="string">
            <text:p>East European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Jewish</text:p>
          </table:table-cell>
          <table:table-cell table:number-columns-repeated="4"/>
          <table:table-cell table:formula="of:=[.A10]/([.A10]+[.A26])*100" office:value-type="float" office:value="9.52380952380952" calcext:value-type="float">
            <text:p>9.5238095238</text:p>
          </table:table-cell>
          <table:table-cell office:value-type="string" calcext:value-type="string">
            <text:p>Jewis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 European</text:p>
          </table:table-cell>
          <table:table-cell office:value-type="string" calcext:value-type="string">
            <text:p>French</text:p>
          </table:table-cell>
          <table:table-cell table:number-columns-repeated="3"/>
          <table:table-cell table:formula="of:=SUM([.A11:.A14])/(SUM([.$A$11:.$A$14]) + SUM([.$A$27:.$A$31]))*100" office:value-type="float" office:value="11.4649681528662" calcext:value-type="float">
            <text:p>11.4649681529</text:p>
          </table:table-cell>
          <table:table-cell office:value-type="string" calcext:value-type="string">
            <text:p>West European</text:p>
          </table:table-cell>
          <table:table-cell table:formula="of:=[.A11]/([.$A11]+[.$A27])*100" office:value-type="float" office:value="18.4210526315789" calcext:value-type="float">
            <text:p>18.4210526316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 European</text:p>
          </table:table-cell>
          <table:table-cell office:value-type="string" calcext:value-type="string">
            <text:p>Germanic</text:p>
          </table:table-cell>
          <table:table-cell table:number-columns-repeated="5"/>
          <table:table-cell table:formula="of:=[.A12]/([.$A12]+[.$A28])*100" office:value-type="float" office:value="10" calcext:value-type="float">
            <text:p>10</text:p>
          </table:table-cell>
          <table:table-cell office:value-type="string" calcext:value-type="string">
            <text:p>German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 European</text:p>
          </table:table-cell>
          <table:table-cell office:value-type="string" calcext:value-type="string">
            <text:p>Hispanic</text:p>
          </table:table-cell>
          <table:table-cell table:number-columns-repeated="5"/>
          <table:table-cell table:formula="of:=[.A13]/([.$A13]+[.$A29])*100" office:value-type="float" office:value="12.5" calcext:value-type="float">
            <text:p>12.5</text:p>
          </table:table-cell>
          <table:table-cell office:value-type="string" calcext:value-type="string">
            <text:p>Hispan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 European</text:p>
          </table:table-cell>
          <table:table-cell office:value-type="string" calcext:value-type="string">
            <text:p>Italian</text:p>
          </table:table-cell>
          <table:table-cell table:number-columns-repeated="5"/>
          <table:table-cell table:formula="of:=[.A14]/([.$A14]+[.$A30])*100" office:value-type="float" office:value="7.89473684210526" calcext:value-type="float">
            <text:p>7.8947368421</text:p>
          </table:table-cell>
          <table:table-cell office:value-type="string" calcext:value-type="string">
            <text:p>Itali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European</text:p>
          </table:table-cell>
          <table:table-cell office:value-type="string" calcext:value-type="string">
            <text:p>Nordic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Nordic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terogeneous Authors: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GreaterEastAsian</text:p>
          </table:table-cell>
          <table:table-cell office:value-type="string" calcext:value-type="string">
            <text:p>EastAsian</text:p>
          </table:table-cell>
          <table:table-cell/>
          <table:table-cell table:formula="of:=SUM([.A19:.A21])/(SUM([.A19:.A21])+SUM([.A3:.A5])) *100" office:value-type="float" office:value="43.9208294062206" calcext:value-type="float">
            <text:p>43.9208294062</text:p>
          </table:table-cell>
          <table:table-cell office:value-type="string" calcext:value-type="string">
            <text:p>Asian</text:p>
          </table:table-cell>
          <table:table-cell table:formula="of:=SUM([.A19:.A20])/(SUM([.A19:.A20])+SUM([.A3:.A4]))*100" office:value-type="float" office:value="36.6214549938348" calcext:value-type="float">
            <text:p>36.6214549938</text:p>
          </table:table-cell>
          <table:table-cell office:value-type="string" calcext:value-type="string">
            <text:p>Greater East Asian</text:p>
          </table:table-cell>
          <table:table-cell table:formula="of:=[.A19]/([.$A$3]+[.$A$19])*100" office:value-type="float" office:value="35.1522842639594" calcext:value-type="float">
            <text:p>35.152284264</text:p>
          </table:table-cell>
          <table:table-cell office:value-type="string" calcext:value-type="string">
            <text:p>East Asi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GreaterEastAsian</text:p>
          </table:table-cell>
          <table:table-cell office:value-type="string" calcext:value-type="string">
            <text:p>Japanese</text:p>
          </table:table-cell>
          <table:table-cell table:number-columns-repeated="5"/>
          <table:table-cell table:formula="of:=[.A20]/([.$A$4]+[.$A$20])*100" office:value-type="float" office:value="86.9565217391304" calcext:value-type="float">
            <text:p>86.9565217391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IndianSubContinent</text:p>
          </table:table-cell>
          <table:table-cell table:number-columns-repeated="4"/>
          <table:table-cell table:formula="of:=[.A21]/([.A21]+[.A5])*100" office:value-type="float" office:value="67.6" calcext:value-type="float">
            <text:p>67.6</text:p>
          </table:table-cell>
          <table:table-cell office:value-type="string" calcext:value-type="string">
            <text:p>Indian Sub Continen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eater African</text:p>
          </table:table-cell>
          <table:table-cell office:value-type="string" calcext:value-type="string">
            <text:p>Africans</text:p>
          </table:table-cell>
          <table:table-cell table:number-columns-repeated="2"/>
          <table:table-cell table:formula="of:=SUM([.A22:.A23])/(SUM([.A22:.A23])+SUM([.A6:.A7])) *100" office:value-type="float" office:value="92.7710843373494" calcext:value-type="float">
            <text:p>92.7710843373</text:p>
          </table:table-cell>
          <table:table-cell office:value-type="string" calcext:value-type="string">
            <text:p>Greater African</text:p>
          </table:table-cell>
          <table:table-cell table:formula="of:=[.A22]/([.A22]+[.A6])*100" office:value-type="float" office:value="90" calcext:value-type="float">
            <text:p>90</text:p>
          </table:table-cell>
          <table:table-cell office:value-type="string" calcext:value-type="string">
            <text:p>Africans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reater African</text:p>
          </table:table-cell>
          <table:table-cell office:value-type="string" calcext:value-type="string">
            <text:p>Muslim</text:p>
          </table:table-cell>
          <table:table-cell table:number-columns-repeated="4"/>
          <table:table-cell table:formula="of:=[.A23]/([.A23]+[.A7])*100" office:value-type="float" office:value="93.6507936507936" calcext:value-type="float">
            <text:p>93.6507936508</text:p>
          </table:table-cell>
          <table:table-cell office:value-type="string" calcext:value-type="string">
            <text:p>Muslim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British</text:p>
          </table:table-cell>
          <table:table-cell table:number-columns-repeated="2"/>
          <table:table-cell table:formula="of:=SUM([.A24:.A31])/(SUM([.A24:.A31])+SUM([.A8:.A14])) *100" office:value-type="float" office:value="80.3163444639719" calcext:value-type="float">
            <text:p>80.316344464</text:p>
          </table:table-cell>
          <table:table-cell office:value-type="string" calcext:value-type="string">
            <text:p>Greater European</text:p>
          </table:table-cell>
          <table:table-cell table:formula="of:=[.A24]/([.A24]+[.A8])*100" office:value-type="float" office:value="71.0344827586207" calcext:value-type="float">
            <text:p>71.0344827586</text:p>
          </table:table-cell>
          <table:table-cell office:value-type="string" calcext:value-type="string">
            <text:p>British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EastEuropean</text:p>
          </table:table-cell>
          <table:table-cell table:number-columns-repeated="4"/>
          <table:table-cell table:formula="of:=[.A25]/([.A25]+[.A9])*100" office:value-type="float" office:value="93.2203389830508" calcext:value-type="float">
            <text:p>93.2203389831</text:p>
          </table:table-cell>
          <table:table-cell office:value-type="string" calcext:value-type="string">
            <text:p>East European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Jewish</text:p>
          </table:table-cell>
          <table:table-cell table:number-columns-repeated="4"/>
          <table:table-cell table:formula="of:=[.A26]/([.A26]+[.A10])*100" office:value-type="float" office:value="90.4761904761905" calcext:value-type="float">
            <text:p>90.4761904762</text:p>
          </table:table-cell>
          <table:table-cell office:value-type="string" calcext:value-type="string">
            <text:p>Jewish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European</text:p>
          </table:table-cell>
          <table:table-cell office:value-type="string" calcext:value-type="string">
            <text:p>French</text:p>
          </table:table-cell>
          <table:table-cell table:number-columns-repeated="3"/>
          <table:table-cell table:formula="of:=SUM([.A27:.A31])/(SUM([.$A$11:.$A$14]) + SUM([.$A$27:.$A$31]))*100" office:value-type="float" office:value="88.5350318471338" calcext:value-type="float">
            <text:p>88.5350318471</text:p>
          </table:table-cell>
          <table:table-cell office:value-type="string" calcext:value-type="string">
            <text:p>West European</text:p>
          </table:table-cell>
          <table:table-cell table:formula="of:=[.A27]/([.$A27]+[.$A11])*100" office:value-type="float" office:value="81.5789473684211" calcext:value-type="float">
            <text:p>81.5789473684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European</text:p>
          </table:table-cell>
          <table:table-cell office:value-type="string" calcext:value-type="string">
            <text:p>Germanic</text:p>
          </table:table-cell>
          <table:table-cell table:number-columns-repeated="5"/>
          <table:table-cell table:formula="of:=[.A28]/([.$A28]+[.$A12])*100" office:value-type="float" office:value="90" calcext:value-type="float">
            <text:p>90</text:p>
          </table:table-cell>
          <table:table-cell office:value-type="string" calcext:value-type="string">
            <text:p>Germani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European</text:p>
          </table:table-cell>
          <table:table-cell office:value-type="string" calcext:value-type="string">
            <text:p>Hispanic</text:p>
          </table:table-cell>
          <table:table-cell table:number-columns-repeated="5"/>
          <table:table-cell table:formula="of:=[.A29]/([.$A29]+[.$A13])*100" office:value-type="float" office:value="87.5" calcext:value-type="float">
            <text:p>87.5</text:p>
          </table:table-cell>
          <table:table-cell office:value-type="string" calcext:value-type="string">
            <text:p>Hispani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European</text:p>
          </table:table-cell>
          <table:table-cell office:value-type="string" calcext:value-type="string">
            <text:p>Italian</text:p>
          </table:table-cell>
          <table:table-cell table:number-columns-repeated="5"/>
          <table:table-cell table:formula="of:=[.A30]/([.$A30]+[.$A14])*100" office:value-type="float" office:value="92.1052631578947" calcext:value-type="float">
            <text:p>92.1052631579</text:p>
          </table:table-cell>
          <table:table-cell office:value-type="string" calcext:value-type="string">
            <text:p>Itali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European</text:p>
          </table:table-cell>
          <table:table-cell office:value-type="string" calcext:value-type="string">
            <text:p>Nordic</text:p>
          </table:table-cell>
          <table:table-cell table:number-columns-repeated="5"/>
          <table:table-cell table:formula="of:=[.A31]/([.$A31])*100" office:value-type="float" office:value="100" calcext:value-type="float">
            <text:p>100</text:p>
          </table:table-cell>
          <table:table-cell office:value-type="string" calcext:value-type="string">
            <text:p>Nordic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ustainable Energy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Homogeneous Authors: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Greater East Asian</text:p>
          </table:table-cell>
          <table:table-cell office:value-type="string" calcext:value-type="string">
            <text:p>East Asian</text:p>
          </table:table-cell>
          <table:table-cell/>
          <table:table-cell table:formula="of:=SUM([.A3:.A5])/(SUM([.$A$3:.$A$5])+SUM([.$A$19:.$A$21])) *100" office:value-type="float" office:value="56.6831683168317" calcext:value-type="float">
            <text:p>56.6831683168</text:p>
          </table:table-cell>
          <table:table-cell office:value-type="string" calcext:value-type="string">
            <text:p>Asian</text:p>
          </table:table-cell>
          <table:table-cell table:formula="of:=SUM([.A3:.A4])/(SUM([.A3:.A4])+SUM([.A19:.A20]))*100" office:value-type="float" office:value="62.8865979381443" calcext:value-type="float">
            <text:p>62.8865979381</text:p>
          </table:table-cell>
          <table:table-cell office:value-type="string" calcext:value-type="string">
            <text:p>Greater East Asian</text:p>
          </table:table-cell>
          <table:table-cell table:formula="of:=[.A3]/([.$A$3]+[.$A$19])*100" office:value-type="float" office:value="64.6643109540636" calcext:value-type="float">
            <text:p>64.6643109541</text:p>
          </table:table-cell>
          <table:table-cell office:value-type="string" calcext:value-type="string">
            <text:p>East Asi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Greater East Asian</text:p>
          </table:table-cell>
          <table:table-cell office:value-type="string" calcext:value-type="string">
            <text:p>Japanese</text:p>
          </table:table-cell>
          <table:table-cell table:number-columns-repeated="5"/>
          <table:table-cell table:formula="of:=[.A4]/([.$A$4]+[.$A$20])*100" office:value-type="float" office:value="0" calcext:value-type="float">
            <text:p>0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Indian Sub Continent</text:p>
          </table:table-cell>
          <table:table-cell table:number-columns-repeated="4"/>
          <table:table-cell table:formula="of:=[.A5]/([.A5]+[.A21])*100" office:value-type="float" office:value="40.7079646017699" calcext:value-type="float">
            <text:p>40.7079646018</text:p>
          </table:table-cell>
          <table:table-cell office:value-type="string" calcext:value-type="string">
            <text:p>Indian Sub Contine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er African</text:p>
          </table:table-cell>
          <table:table-cell office:value-type="string" calcext:value-type="string">
            <text:p>Africans</text:p>
          </table:table-cell>
          <table:table-cell table:number-columns-repeated="2"/>
          <table:table-cell table:formula="of:=SUM([.A6:.A7])/(SUM([.A6:.A7])+SUM([.A22:.A23])) *100" office:value-type="float" office:value="21.0526315789474" calcext:value-type="float">
            <text:p>21.0526315789</text:p>
          </table:table-cell>
          <table:table-cell office:value-type="string" calcext:value-type="string">
            <text:p>Greater African</text:p>
          </table:table-cell>
          <table:table-cell table:formula="of:=[.A6]/([.A6]+[.A22])*100" office:value-type="float" office:value="0" calcext:value-type="float">
            <text:p>0</text:p>
          </table:table-cell>
          <table:table-cell office:value-type="string" calcext:value-type="string">
            <text:p>African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ater African</text:p>
          </table:table-cell>
          <table:table-cell office:value-type="string" calcext:value-type="string">
            <text:p>Muslim</text:p>
          </table:table-cell>
          <table:table-cell table:number-columns-repeated="4"/>
          <table:table-cell table:formula="of:=[.A7]/([.A7]+[.A23])*100" office:value-type="float" office:value="30" calcext:value-type="float">
            <text:p>30</text:p>
          </table:table-cell>
          <table:table-cell office:value-type="string" calcext:value-type="string">
            <text:p>Muslim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British</text:p>
          </table:table-cell>
          <table:table-cell table:number-columns-repeated="2"/>
          <table:table-cell table:formula="of:=SUM([.A8:.A14])/(SUM([.A8:.A14])+SUM([.A24:.A31])) *100" office:value-type="float" office:value="49.5714285714286" calcext:value-type="float">
            <text:p>49.5714285714</text:p>
          </table:table-cell>
          <table:table-cell office:value-type="string" calcext:value-type="string">
            <text:p>Greater European</text:p>
          </table:table-cell>
          <table:table-cell table:formula="of:=[.A8]/([.A8]+[.A24])*100" office:value-type="float" office:value="63.1274131274131" calcext:value-type="float">
            <text:p>63.1274131274</text:p>
          </table:table-cell>
          <table:table-cell office:value-type="string" calcext:value-type="string">
            <text:p>Britis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East European</text:p>
          </table:table-cell>
          <table:table-cell table:number-columns-repeated="4"/>
          <table:table-cell table:formula="of:=[.A9]/([.A9]+[.A25])*100" office:value-type="float" office:value="25" calcext:value-type="float">
            <text:p>25</text:p>
          </table:table-cell>
          <table:table-cell office:value-type="string" calcext:value-type="string">
            <text:p>East Europea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Jewish</text:p>
          </table:table-cell>
          <table:table-cell table:number-columns-repeated="4"/>
          <table:table-cell table:formula="of:=[.A10]/([.A10]+[.A26])*100" office:value-type="float" office:value="17.8571428571429" calcext:value-type="float">
            <text:p>17.8571428571</text:p>
          </table:table-cell>
          <table:table-cell office:value-type="string" calcext:value-type="string">
            <text:p>Jew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 European</text:p>
          </table:table-cell>
          <table:table-cell office:value-type="string" calcext:value-type="string">
            <text:p>French</text:p>
          </table:table-cell>
          <table:table-cell table:number-columns-repeated="3"/>
          <table:table-cell table:formula="of:=SUM([.A11:.A14])/(SUM([.$A$11:.$A$14]) + SUM([.$A$27:.$A$31]))*100" office:value-type="float" office:value="5.08474576271187" calcext:value-type="float">
            <text:p>5.0847457627</text:p>
          </table:table-cell>
          <table:table-cell office:value-type="string" calcext:value-type="string">
            <text:p>West European</text:p>
          </table:table-cell>
          <table:table-cell table:formula="of:=[.A11]/([.$A11]+[.$A27])*100" office:value-type="float" office:value="5.55555555555556" calcext:value-type="float">
            <text:p>5.5555555556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 European</text:p>
          </table:table-cell>
          <table:table-cell office:value-type="string" calcext:value-type="string">
            <text:p>Germanic</text:p>
          </table:table-cell>
          <table:table-cell table:number-columns-repeated="5"/>
          <table:table-cell table:formula="of:=[.A12]/([.$A12]+[.$A28])*100" office:value-type="float" office:value="16" calcext:value-type="float">
            <text:p>16</text:p>
          </table:table-cell>
          <table:table-cell office:value-type="string" calcext:value-type="string">
            <text:p>Germani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 European</text:p>
          </table:table-cell>
          <table:table-cell office:value-type="string" calcext:value-type="string">
            <text:p>Hispanic</text:p>
          </table:table-cell>
          <table:table-cell table:number-columns-repeated="5"/>
          <table:table-cell table:formula="of:=[.A13]/([.$A13]+[.$A29])*100" office:value-type="float" office:value="0" calcext:value-type="float">
            <text:p>0</text:p>
          </table:table-cell>
          <table:table-cell office:value-type="string" calcext:value-type="string">
            <text:p>Hispani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 European</text:p>
          </table:table-cell>
          <table:table-cell office:value-type="string" calcext:value-type="string">
            <text:p>Italian</text:p>
          </table:table-cell>
          <table:table-cell table:number-columns-repeated="5"/>
          <table:table-cell table:formula="of:=[.A14]/([.$A14]+[.$A30])*100" office:value-type="float" office:value="0" calcext:value-type="float">
            <text:p>0</text:p>
          </table:table-cell>
          <table:table-cell office:value-type="string" calcext:value-type="string">
            <text:p>Itali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European</text:p>
          </table:table-cell>
          <table:table-cell office:value-type="string" calcext:value-type="string">
            <text:p>Nordic</text:p>
          </table:table-cell>
          <table:table-cell table:number-columns-repeated="5"/>
          <table:table-cell table:formula="of:=[.A15]/([.$A15]+[.$A31])*100" office:value-type="float" office:value="0" calcext:value-type="float">
            <text:p>0</text:p>
          </table:table-cell>
          <table:table-cell office:value-type="string" calcext:value-type="string">
            <text:p>Nordic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terogeneous Authors: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GreaterEastAsian</text:p>
          </table:table-cell>
          <table:table-cell office:value-type="string" calcext:value-type="string">
            <text:p>EastAsian</text:p>
          </table:table-cell>
          <table:table-cell/>
          <table:table-cell table:formula="of:=SUM([.A19:.A21])/(SUM([.A19:.A21])+SUM([.A3:.A5])) *100" office:value-type="float" office:value="43.3168316831683" calcext:value-type="float">
            <text:p>43.3168316832</text:p>
          </table:table-cell>
          <table:table-cell office:value-type="string" calcext:value-type="string">
            <text:p>Asian</text:p>
          </table:table-cell>
          <table:table-cell table:formula="of:=SUM([.A19:.A20])/(SUM([.A19:.A20])+SUM([.A3:.A4]))*100" office:value-type="float" office:value="37.1134020618557" calcext:value-type="float">
            <text:p>37.1134020619</text:p>
          </table:table-cell>
          <table:table-cell office:value-type="string" calcext:value-type="string">
            <text:p>Greater East Asian</text:p>
          </table:table-cell>
          <table:table-cell table:formula="of:=[.A19]/([.$A$3]+[.$A$19])*100" office:value-type="float" office:value="35.3356890459364" calcext:value-type="float">
            <text:p>35.3356890459</text:p>
          </table:table-cell>
          <table:table-cell office:value-type="string" calcext:value-type="string">
            <text:p>East Asi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GreaterEastAsian</text:p>
          </table:table-cell>
          <table:table-cell office:value-type="string" calcext:value-type="string">
            <text:p>Japanese</text:p>
          </table:table-cell>
          <table:table-cell table:number-columns-repeated="5"/>
          <table:table-cell table:formula="of:=[.A20]/([.$A$4]+[.$A$20])*100" office:value-type="float" office:value="100" calcext:value-type="float">
            <text:p>100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IndianSubContinent</text:p>
          </table:table-cell>
          <table:table-cell table:number-columns-repeated="4"/>
          <table:table-cell table:formula="of:=[.A21]/([.A21]+[.A5])*100" office:value-type="float" office:value="59.2920353982301" calcext:value-type="float">
            <text:p>59.2920353982</text:p>
          </table:table-cell>
          <table:table-cell office:value-type="string" calcext:value-type="string">
            <text:p>Indian Sub Continen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eater African</text:p>
          </table:table-cell>
          <table:table-cell office:value-type="string" calcext:value-type="string">
            <text:p>Africans</text:p>
          </table:table-cell>
          <table:table-cell table:number-columns-repeated="2"/>
          <table:table-cell table:formula="of:=SUM([.A22:.A23])/(SUM([.A22:.A23])+SUM([.A6:.A7])) *100" office:value-type="float" office:value="78.9473684210526" calcext:value-type="float">
            <text:p>78.9473684211</text:p>
          </table:table-cell>
          <table:table-cell office:value-type="string" calcext:value-type="string">
            <text:p>Greater African</text:p>
          </table:table-cell>
          <table:table-cell table:formula="of:=[.A22]/([.A22]+[.A6])*100" office:value-type="float" office:value="100" calcext:value-type="float">
            <text:p>100</text:p>
          </table:table-cell>
          <table:table-cell office:value-type="string" calcext:value-type="string">
            <text:p>African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eater African</text:p>
          </table:table-cell>
          <table:table-cell office:value-type="string" calcext:value-type="string">
            <text:p>Muslim</text:p>
          </table:table-cell>
          <table:table-cell table:number-columns-repeated="4"/>
          <table:table-cell table:formula="of:=[.A23]/([.A23]+[.A7])*100" office:value-type="float" office:value="70" calcext:value-type="float">
            <text:p>70</text:p>
          </table:table-cell>
          <table:table-cell office:value-type="string" calcext:value-type="string">
            <text:p>Muslim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British</text:p>
          </table:table-cell>
          <table:table-cell table:number-columns-repeated="2"/>
          <table:table-cell table:formula="of:=SUM([.A24:.A31])/(SUM([.A24:.A31])+SUM([.A8:.A14])) *100" office:value-type="float" office:value="50.4285714285714" calcext:value-type="float">
            <text:p>50.4285714286</text:p>
          </table:table-cell>
          <table:table-cell office:value-type="string" calcext:value-type="string">
            <text:p>Greater European</text:p>
          </table:table-cell>
          <table:table-cell table:formula="of:=[.A24]/([.A24]+[.A8])*100" office:value-type="float" office:value="36.8725868725869" calcext:value-type="float">
            <text:p>36.8725868726</text:p>
          </table:table-cell>
          <table:table-cell office:value-type="string" calcext:value-type="string">
            <text:p>British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EastEuropean</text:p>
          </table:table-cell>
          <table:table-cell table:number-columns-repeated="4"/>
          <table:table-cell table:formula="of:=[.A25]/([.A25]+[.A9])*100" office:value-type="float" office:value="75" calcext:value-type="float">
            <text:p>75</text:p>
          </table:table-cell>
          <table:table-cell office:value-type="string" calcext:value-type="string">
            <text:p>East European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Jewish</text:p>
          </table:table-cell>
          <table:table-cell table:number-columns-repeated="4"/>
          <table:table-cell table:formula="of:=[.A26]/([.A26]+[.A10])*100" office:value-type="float" office:value="82.1428571428571" calcext:value-type="float">
            <text:p>82.1428571429</text:p>
          </table:table-cell>
          <table:table-cell office:value-type="string" calcext:value-type="string">
            <text:p>Jewish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European</text:p>
          </table:table-cell>
          <table:table-cell office:value-type="string" calcext:value-type="string">
            <text:p>French</text:p>
          </table:table-cell>
          <table:table-cell table:number-columns-repeated="3"/>
          <table:table-cell table:formula="of:=SUM([.A27:.A31])/(SUM([.$A$11:.$A$14]) + SUM([.$A$27:.$A$31]))*100" office:value-type="float" office:value="94.9152542372881" calcext:value-type="float">
            <text:p>94.9152542373</text:p>
          </table:table-cell>
          <table:table-cell office:value-type="string" calcext:value-type="string">
            <text:p>West European</text:p>
          </table:table-cell>
          <table:table-cell table:formula="of:=[.A27]/([.$A27]+[.$A11])*100" office:value-type="float" office:value="94.4444444444444" calcext:value-type="float">
            <text:p>94.4444444444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European</text:p>
          </table:table-cell>
          <table:table-cell office:value-type="string" calcext:value-type="string">
            <text:p>Germanic</text:p>
          </table:table-cell>
          <table:table-cell table:number-columns-repeated="5"/>
          <table:table-cell table:formula="of:=[.A28]/([.$A28]+[.$A12])*100" office:value-type="float" office:value="84" calcext:value-type="float">
            <text:p>84</text:p>
          </table:table-cell>
          <table:table-cell office:value-type="string" calcext:value-type="string">
            <text:p>Germani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European</text:p>
          </table:table-cell>
          <table:table-cell office:value-type="string" calcext:value-type="string">
            <text:p>Hispanic</text:p>
          </table:table-cell>
          <table:table-cell table:number-columns-repeated="5"/>
          <table:table-cell table:formula="of:=[.A29]/([.$A29]+[.$A13])*100" office:value-type="float" office:value="100" calcext:value-type="float">
            <text:p>100</text:p>
          </table:table-cell>
          <table:table-cell office:value-type="string" calcext:value-type="string">
            <text:p>Hispani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European</text:p>
          </table:table-cell>
          <table:table-cell office:value-type="string" calcext:value-type="string">
            <text:p>Italian</text:p>
          </table:table-cell>
          <table:table-cell table:number-columns-repeated="5"/>
          <table:table-cell table:formula="of:=[.A30]/([.$A30]+[.$A14])*100" office:value-type="float" office:value="100" calcext:value-type="float">
            <text:p>100</text:p>
          </table:table-cell>
          <table:table-cell office:value-type="string" calcext:value-type="string">
            <text:p>Itali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European</text:p>
          </table:table-cell>
          <table:table-cell office:value-type="string" calcext:value-type="string">
            <text:p>Nordic</text:p>
          </table:table-cell>
          <table:table-cell table:number-columns-repeated="5"/>
          <table:table-cell table:formula="of:=[.A31]/([.$A31]+[.$A15])*100" office:value-type="float" office:value="100" calcext:value-type="float">
            <text:p>100</text:p>
          </table:table-cell>
          <table:table-cell office:value-type="string" calcext:value-type="string">
            <text:p>Nordic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 table:number-rows-repeated="5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Mechanical Engineering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9" table:default-cell-style-name="ce1"/>
        <table:table-column table:style-name="co10" table:default-cell-style-name="Default"/>
        <table:table-column table:style-name="co11" table:default-cell-style-name="ce1"/>
        <table:table-column table:style-name="co20" table:default-cell-style-name="Default"/>
        <table:table-column table:style-name="co21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Homogeneous Authors: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Greater East Asian</text:p>
          </table:table-cell>
          <table:table-cell office:value-type="string" calcext:value-type="string">
            <text:p>East Asian</text:p>
          </table:table-cell>
          <table:table-cell/>
          <table:table-cell table:formula="of:=SUM([.A3:.A5])/(SUM([.$A$3:.$A$5])+SUM([.$A$19:.$A$21])) *100" office:value-type="float" office:value="51.2727272727273" calcext:value-type="float">
            <text:p>51.2727272727</text:p>
          </table:table-cell>
          <table:table-cell office:value-type="string" calcext:value-type="string">
            <text:p>Asian</text:p>
          </table:table-cell>
          <table:table-cell table:formula="of:=SUM([.A3:.A4])/(SUM([.A3:.A4])+SUM([.A19:.A20]))*100" office:value-type="float" office:value="58.0487804878049" calcext:value-type="float">
            <text:p>58.0487804878</text:p>
          </table:table-cell>
          <table:table-cell office:value-type="string" calcext:value-type="string">
            <text:p>Greater East Asian</text:p>
          </table:table-cell>
          <table:table-cell table:formula="of:=[.A3]/([.$A$3]+[.$A$19])*100" office:value-type="float" office:value="62.2691292875989" calcext:value-type="float">
            <text:p>62.2691292876</text:p>
          </table:table-cell>
          <table:table-cell office:value-type="string" calcext:value-type="string">
            <text:p>East Asi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Greater East Asian</text:p>
          </table:table-cell>
          <table:table-cell office:value-type="string" calcext:value-type="string">
            <text:p>Japanese</text:p>
          </table:table-cell>
          <table:table-cell table:number-columns-repeated="5"/>
          <table:table-cell table:formula="of:=[.A4]/([.$A$4]+[.$A$20])*100" office:value-type="float" office:value="6.45161290322581" calcext:value-type="float">
            <text:p>6.4516129032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Indian Sub Continent</text:p>
          </table:table-cell>
          <table:table-cell table:number-columns-repeated="4"/>
          <table:table-cell table:formula="of:=[.A5]/([.A5]+[.A21])*100" office:value-type="float" office:value="31.4285714285714" calcext:value-type="float">
            <text:p>31.4285714286</text:p>
          </table:table-cell>
          <table:table-cell office:value-type="string" calcext:value-type="string">
            <text:p>Indian Sub Contine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er African</text:p>
          </table:table-cell>
          <table:table-cell office:value-type="string" calcext:value-type="string">
            <text:p>Africans</text:p>
          </table:table-cell>
          <table:table-cell table:number-columns-repeated="2"/>
          <table:table-cell table:formula="of:=SUM([.A6:.A7])/(SUM([.A6:.A7])+SUM([.A22:.A23])) *100" office:value-type="float" office:value="9.375" calcext:value-type="float">
            <text:p>9.375</text:p>
          </table:table-cell>
          <table:table-cell office:value-type="string" calcext:value-type="string">
            <text:p>Greater African</text:p>
          </table:table-cell>
          <table:table-cell table:formula="of:=[.A6]/([.A6]+[.A22])*100" office:value-type="float" office:value="0" calcext:value-type="float">
            <text:p>0</text:p>
          </table:table-cell>
          <table:table-cell office:value-type="string" calcext:value-type="string">
            <text:p>African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ater African</text:p>
          </table:table-cell>
          <table:table-cell office:value-type="string" calcext:value-type="string">
            <text:p>Muslim</text:p>
          </table:table-cell>
          <table:table-cell table:number-columns-repeated="4"/>
          <table:table-cell table:formula="of:=[.A7]/([.A7]+[.A23])*100" office:value-type="float" office:value="12.7659574468085" calcext:value-type="float">
            <text:p>12.7659574468</text:p>
          </table:table-cell>
          <table:table-cell office:value-type="string" calcext:value-type="string">
            <text:p>Muslim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British</text:p>
          </table:table-cell>
          <table:table-cell table:number-columns-repeated="2"/>
          <table:table-cell table:formula="of:=SUM([.A8:.A14])/(SUM([.A8:.A14])+SUM([.A24:.A31])) *100" office:value-type="float" office:value="49.7267759562842" calcext:value-type="float">
            <text:p>49.7267759563</text:p>
          </table:table-cell>
          <table:table-cell office:value-type="string" calcext:value-type="string">
            <text:p>Greater European</text:p>
          </table:table-cell>
          <table:table-cell table:formula="of:=[.A8]/([.A8]+[.A24])*100" office:value-type="float" office:value="63.6225266362253" calcext:value-type="float">
            <text:p>63.6225266362</text:p>
          </table:table-cell>
          <table:table-cell office:value-type="string" calcext:value-type="string">
            <text:p>British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East European</text:p>
          </table:table-cell>
          <table:table-cell table:number-columns-repeated="4"/>
          <table:table-cell table:formula="of:=[.A9]/([.A9]+[.A25])*100" office:value-type="float" office:value="22.0338983050847" calcext:value-type="float">
            <text:p>22.0338983051</text:p>
          </table:table-cell>
          <table:table-cell office:value-type="string" calcext:value-type="string">
            <text:p>East Europea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Jewish</text:p>
          </table:table-cell>
          <table:table-cell table:number-columns-repeated="4"/>
          <table:table-cell table:formula="of:=[.A10]/([.A10]+[.A26])*100" office:value-type="float" office:value="5.55555555555556" calcext:value-type="float">
            <text:p>5.5555555556</text:p>
          </table:table-cell>
          <table:table-cell office:value-type="string" calcext:value-type="string">
            <text:p>Jewis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 European</text:p>
          </table:table-cell>
          <table:table-cell office:value-type="string" calcext:value-type="string">
            <text:p>French</text:p>
          </table:table-cell>
          <table:table-cell table:number-columns-repeated="3"/>
          <table:table-cell table:formula="of:=SUM([.A11:.A14])/(SUM([.$A$11:.$A$14]) + SUM([.$A$27:.$A$31]))*100" office:value-type="float" office:value="15.748031496063" calcext:value-type="float">
            <text:p>15.7480314961</text:p>
          </table:table-cell>
          <table:table-cell office:value-type="string" calcext:value-type="string">
            <text:p>West European</text:p>
          </table:table-cell>
          <table:table-cell table:formula="of:=[.A11]/([.$A11]+[.$A27])*100" office:value-type="float" office:value="11.4285714285714" calcext:value-type="float">
            <text:p>11.4285714286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 European</text:p>
          </table:table-cell>
          <table:table-cell office:value-type="string" calcext:value-type="string">
            <text:p>Germanic</text:p>
          </table:table-cell>
          <table:table-cell table:number-columns-repeated="5"/>
          <table:table-cell table:formula="of:=[.A12]/([.$A12]+[.$A28])*100" office:value-type="float" office:value="11.7647058823529" calcext:value-type="float">
            <text:p>11.7647058824</text:p>
          </table:table-cell>
          <table:table-cell office:value-type="string" calcext:value-type="string">
            <text:p>Germani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 European</text:p>
          </table:table-cell>
          <table:table-cell office:value-type="string" calcext:value-type="string">
            <text:p>Hispanic</text:p>
          </table:table-cell>
          <table:table-cell table:number-columns-repeated="5"/>
          <table:table-cell table:formula="of:=[.A13]/([.$A13]+[.$A29])*100" office:value-type="float" office:value="27.5862068965517" calcext:value-type="float">
            <text:p>27.5862068966</text:p>
          </table:table-cell>
          <table:table-cell office:value-type="string" calcext:value-type="string">
            <text:p>Hispani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 European</text:p>
          </table:table-cell>
          <table:table-cell office:value-type="string" calcext:value-type="string">
            <text:p>Italian</text:p>
          </table:table-cell>
          <table:table-cell table:number-columns-repeated="5"/>
          <table:table-cell table:formula="of:=[.A14]/([.$A14]+[.$A30])*100" office:value-type="float" office:value="18.1818181818182" calcext:value-type="float">
            <text:p>18.1818181818</text:p>
          </table:table-cell>
          <table:table-cell office:value-type="string" calcext:value-type="string">
            <text:p>Itali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European</text:p>
          </table:table-cell>
          <table:table-cell office:value-type="string" calcext:value-type="string">
            <text:p>Nordic</text:p>
          </table:table-cell>
          <table:table-cell table:number-columns-repeated="5"/>
          <table:table-cell table:formula="of:=[.A15]/([.$A15]+[.$A31])*100" office:value-type="float" office:value="13.3333333333333" calcext:value-type="float">
            <text:p>13.3333333333</text:p>
          </table:table-cell>
          <table:table-cell office:value-type="string" calcext:value-type="string">
            <text:p>Nordic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terogeneous Authors: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GreaterEastAsian</text:p>
          </table:table-cell>
          <table:table-cell office:value-type="string" calcext:value-type="string">
            <text:p>EastAsian</text:p>
          </table:table-cell>
          <table:table-cell/>
          <table:table-cell table:formula="of:=SUM([.A19:.A21])/(SUM([.A19:.A21])+SUM([.A3:.A5])) *100" office:value-type="float" office:value="48.7272727272727" calcext:value-type="float">
            <text:p>48.7272727273</text:p>
          </table:table-cell>
          <table:table-cell office:value-type="string" calcext:value-type="string">
            <text:p>Asian</text:p>
          </table:table-cell>
          <table:table-cell table:formula="of:=SUM([.A19:.A20])/(SUM([.A19:.A20])+SUM([.A3:.A4]))*100" office:value-type="float" office:value="41.9512195121951" calcext:value-type="float">
            <text:p>41.9512195122</text:p>
          </table:table-cell>
          <table:table-cell office:value-type="string" calcext:value-type="string">
            <text:p>Greater East Asian</text:p>
          </table:table-cell>
          <table:table-cell table:formula="of:=[.A19]/([.$A$3]+[.$A$19])*100" office:value-type="float" office:value="37.7308707124011" calcext:value-type="float">
            <text:p>37.7308707124</text:p>
          </table:table-cell>
          <table:table-cell office:value-type="string" calcext:value-type="string">
            <text:p>East Asia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GreaterEastAsian</text:p>
          </table:table-cell>
          <table:table-cell office:value-type="string" calcext:value-type="string">
            <text:p>Japanese</text:p>
          </table:table-cell>
          <table:table-cell table:number-columns-repeated="5"/>
          <table:table-cell table:formula="of:=[.A20]/([.$A$4]+[.$A$20])*100" office:value-type="float" office:value="93.5483870967742" calcext:value-type="float">
            <text:p>93.5483870968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IndianSubContinent</text:p>
          </table:table-cell>
          <table:table-cell table:number-columns-repeated="4"/>
          <table:table-cell table:formula="of:=[.A21]/([.A21]+[.A5])*100" office:value-type="float" office:value="68.5714285714286" calcext:value-type="float">
            <text:p>68.5714285714</text:p>
          </table:table-cell>
          <table:table-cell office:value-type="string" calcext:value-type="string">
            <text:p>Indian Sub Continen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eater African</text:p>
          </table:table-cell>
          <table:table-cell office:value-type="string" calcext:value-type="string">
            <text:p>Africans</text:p>
          </table:table-cell>
          <table:table-cell table:number-columns-repeated="2"/>
          <table:table-cell table:formula="of:=SUM([.A22:.A23])/(SUM([.A22:.A23])+SUM([.A6:.A7])) *100" office:value-type="float" office:value="90.625" calcext:value-type="float">
            <text:p>90.625</text:p>
          </table:table-cell>
          <table:table-cell office:value-type="string" calcext:value-type="string">
            <text:p>Greater African</text:p>
          </table:table-cell>
          <table:table-cell table:formula="of:=[.A22]/([.A22]+[.A6])*100" office:value-type="float" office:value="100" calcext:value-type="float">
            <text:p>100</text:p>
          </table:table-cell>
          <table:table-cell office:value-type="string" calcext:value-type="string">
            <text:p>Africans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eater African</text:p>
          </table:table-cell>
          <table:table-cell office:value-type="string" calcext:value-type="string">
            <text:p>Muslim</text:p>
          </table:table-cell>
          <table:table-cell table:number-columns-repeated="4"/>
          <table:table-cell table:formula="of:=[.A23]/([.A23]+[.A7])*100" office:value-type="float" office:value="87.2340425531915" calcext:value-type="float">
            <text:p>87.2340425532</text:p>
          </table:table-cell>
          <table:table-cell office:value-type="string" calcext:value-type="string">
            <text:p>Muslim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British</text:p>
          </table:table-cell>
          <table:table-cell table:number-columns-repeated="2"/>
          <table:table-cell table:formula="of:=SUM([.A24:.A31])/(SUM([.A24:.A31])+SUM([.A8:.A14])) *100" office:value-type="float" office:value="50.2732240437159" calcext:value-type="float">
            <text:p>50.2732240437</text:p>
          </table:table-cell>
          <table:table-cell office:value-type="string" calcext:value-type="string">
            <text:p>Greater European</text:p>
          </table:table-cell>
          <table:table-cell table:formula="of:=[.A24]/([.A24]+[.A8])*100" office:value-type="float" office:value="36.3774733637747" calcext:value-type="float">
            <text:p>36.3774733638</text:p>
          </table:table-cell>
          <table:table-cell office:value-type="string" calcext:value-type="string">
            <text:p>British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EastEuropean</text:p>
          </table:table-cell>
          <table:table-cell table:number-columns-repeated="4"/>
          <table:table-cell table:formula="of:=[.A25]/([.A25]+[.A9])*100" office:value-type="float" office:value="77.9661016949153" calcext:value-type="float">
            <text:p>77.9661016949</text:p>
          </table:table-cell>
          <table:table-cell office:value-type="string" calcext:value-type="string">
            <text:p>East European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Jewish</text:p>
          </table:table-cell>
          <table:table-cell table:number-columns-repeated="4"/>
          <table:table-cell table:formula="of:=[.A26]/([.A26]+[.A10])*100" office:value-type="float" office:value="94.4444444444444" calcext:value-type="float">
            <text:p>94.4444444444</text:p>
          </table:table-cell>
          <table:table-cell office:value-type="string" calcext:value-type="string">
            <text:p>Jewish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European</text:p>
          </table:table-cell>
          <table:table-cell office:value-type="string" calcext:value-type="string">
            <text:p>French</text:p>
          </table:table-cell>
          <table:table-cell table:number-columns-repeated="3"/>
          <table:table-cell table:formula="of:=SUM([.A27:.A31])/(SUM([.$A$11:.$A$14]) + SUM([.$A$27:.$A$31]))*100" office:value-type="float" office:value="84.251968503937" calcext:value-type="float">
            <text:p>84.2519685039</text:p>
          </table:table-cell>
          <table:table-cell office:value-type="string" calcext:value-type="string">
            <text:p>West European</text:p>
          </table:table-cell>
          <table:table-cell table:formula="of:=[.A27]/([.$A27]+[.$A11])*100" office:value-type="float" office:value="88.5714285714286" calcext:value-type="float">
            <text:p>88.5714285714</text:p>
          </table:table-cell>
          <table:table-cell office:value-type="string" calcext:value-type="string">
            <text:p>Frenc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European</text:p>
          </table:table-cell>
          <table:table-cell office:value-type="string" calcext:value-type="string">
            <text:p>Germanic</text:p>
          </table:table-cell>
          <table:table-cell table:number-columns-repeated="5"/>
          <table:table-cell table:formula="of:=[.A28]/([.$A28]+[.$A12])*100" office:value-type="float" office:value="88.2352941176471" calcext:value-type="float">
            <text:p>88.2352941176</text:p>
          </table:table-cell>
          <table:table-cell office:value-type="string" calcext:value-type="string">
            <text:p>Germani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European</text:p>
          </table:table-cell>
          <table:table-cell office:value-type="string" calcext:value-type="string">
            <text:p>Hispanic</text:p>
          </table:table-cell>
          <table:table-cell table:number-columns-repeated="5"/>
          <table:table-cell table:formula="of:=[.A29]/([.$A29]+[.$A13])*100" office:value-type="float" office:value="72.4137931034483" calcext:value-type="float">
            <text:p>72.4137931034</text:p>
          </table:table-cell>
          <table:table-cell office:value-type="string" calcext:value-type="string">
            <text:p>Hispani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European</text:p>
          </table:table-cell>
          <table:table-cell office:value-type="string" calcext:value-type="string">
            <text:p>Italian</text:p>
          </table:table-cell>
          <table:table-cell table:number-columns-repeated="5"/>
          <table:table-cell table:formula="of:=[.A30]/([.$A30]+[.$A14])*100" office:value-type="float" office:value="81.8181818181818" calcext:value-type="float">
            <text:p>81.8181818182</text:p>
          </table:table-cell>
          <table:table-cell office:value-type="string" calcext:value-type="string">
            <text:p>Itali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eater European</text:p>
          </table:table-cell>
          <table:table-cell office:value-type="string" calcext:value-type="string">
            <text:p>WestEuropean</text:p>
          </table:table-cell>
          <table:table-cell office:value-type="string" calcext:value-type="string">
            <text:p>Nordic</text:p>
          </table:table-cell>
          <table:table-cell table:number-columns-repeated="5"/>
          <table:table-cell table:formula="of:=[.A31]/([.$A31]+[.$A15])*100" office:value-type="float" office:value="86.6666666666667" calcext:value-type="float">
            <text:p>86.6666666667</text:p>
          </table:table-cell>
          <table:table-cell office:value-type="string" calcext:value-type="string">
            <text:p>Nord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7:39:00.605206547</meta:creation-date>
    <dc:date>2016-11-13T18:25:38.153188834</dc:date>
    <meta:editing-duration>PT5M7S</meta:editing-duration>
    <meta:editing-cycles>1</meta:editing-cycles>
    <meta:document-statistic meta:table-count="3" meta:cell-count="542" meta:object-count="0"/>
    <meta:generator>LibreOffice/5.1.4.2$Linux_X86_64 LibreOffice_project/10m0$Build-2</meta:generator>
  </office:meta>
</office:document-meta>
</file>